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AdihausDIN-Regular, sans-serif" svg:font-family="AdihausDIN-Regular,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Überschrift3" style:master-page-name="MP0" style:family="paragraph">
      <style:paragraph-properties fo:break-before="page"/>
      <style:text-properties fo:color="#000000" fo:font-size="16pt" style:font-size-asian="16pt" style:font-size-complex="16pt"/>
    </style:style>
    <style:style style:name="P2" style:parent-style-name="Überschrift3" style:family="paragraph">
      <style:text-properties fo:color="#000000" fo:font-size="16pt" style:font-size-asian="16pt" style:font-size-complex="16pt"/>
    </style:style>
    <style:style style:name="P3"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4"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5"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6"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7"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8" style:parent-style-name="Textbody" style:family="paragraph">
      <style:paragraph-properties fo:widows="2" fo:orphans="2" fo:margin-bottom="0in" style:line-height-at-least="0.2916in"/>
      <style:text-properties fo:color="#000000" fo:font-size="16pt" style:font-size-asian="16pt" style:font-size-complex="16pt"/>
    </style:style>
    <style:style style:name="P9" style:parent-style-name="Standard" style:family="paragraph">
      <style:text-properties fo:color="#000000" fo:font-size="16pt" style:font-size-asian="16pt" style:font-size-complex="16pt"/>
    </style:style>
    <style:style style:name="P10" style:parent-style-name="Standard" style:family="paragraph">
      <style:text-properties fo:color="#000000" fo:font-size="16pt" style:font-size-asian="16pt" style:font-size-complex="16pt"/>
    </style:style>
    <style:style style:name="P11" style:parent-style-name="Überschrift2" style:family="paragraph">
      <style:text-properties fo:color="#000000" fo:font-size="16pt" style:font-size-asian="16pt" style:font-size-complex="16pt" style:text-underline-type="single" style:text-underline-style="solid" style:text-underline-width="auto" style:text-underline-mode="continuous"/>
    </style:style>
    <style:style style:name="T12" style:parent-style-name="Absatz-Standardschriftart" style:family="text">
      <style:text-properties fo:color="#000000" fo:font-size="12pt" style:font-size-asian="12pt" style:font-size-complex="12pt" style:text-underline-type="single" style:text-underline-style="solid" style:text-underline-width="auto" style:text-underline-mode="continuous"/>
    </style:style>
    <style:style style:name="T13" style:parent-style-name="Absatz-Standardschriftart" style:family="text">
      <style:text-properties fo:color="#000000" fo:font-size="16pt" style:font-size-asian="16pt" style:font-size-complex="16pt" style:text-underline-type="single" style:text-underline-style="solid" style:text-underline-width="auto" style:text-underline-mode="continuous"/>
    </style:style>
    <style:style style:name="P14" style:parent-style-name="Textbody" style:family="paragraph">
      <style:paragraph-properties fo:widows="2" fo:orphans="2" fo:margin-bottom="0in" style:line-height-at-least="0.2916in" fo:margin-left="0in">
        <style:tab-stops/>
      </style:paragraph-properties>
      <style:text-properties fo:color="#000000" fo:font-size="13.5pt" style:font-size-asian="13.5pt"/>
    </style:style>
    <style:style style:name="P15" style:parent-style-name="Textbody" style:family="paragraph">
      <style:paragraph-properties fo:widows="2" fo:orphans="2" fo:margin-bottom="0in" style:line-height-at-least="0.2916in" fo:margin-left="0in">
        <style:tab-stops/>
      </style:paragraph-properties>
      <style:text-properties fo:color="#000000" fo:font-size="13.5pt" style:font-size-asian="13.5pt"/>
    </style:style>
    <style:style style:name="P16" style:parent-style-name="Textbody" style:family="paragraph">
      <style:paragraph-properties fo:widows="2" fo:orphans="2" fo:margin-bottom="0in" style:line-height-at-least="0.2916in" fo:margin-left="0in">
        <style:tab-stops/>
      </style:paragraph-properties>
      <style:text-properties fo:color="#000000" fo:font-size="13.5pt" style:font-size-asian="13.5pt"/>
    </style:style>
    <style:style style:name="P17" style:parent-style-name="Textbody" style:family="paragraph">
      <style:paragraph-properties fo:widows="2" fo:orphans="2" fo:margin-bottom="0in" style:line-height-at-least="0.2916in" fo:margin-left="0in">
        <style:tab-stops/>
      </style:paragraph-properties>
      <style:text-properties fo:color="#000000" fo:font-size="13.5pt" style:font-size-asian="13.5pt"/>
    </style:style>
    <style:style style:name="P18" style:parent-style-name="Textbody" style:family="paragraph">
      <style:paragraph-properties fo:widows="2" fo:orphans="2" fo:margin-bottom="0in" style:line-height-at-least="0.2916in" fo:margin-left="0in">
        <style:tab-stops/>
      </style:paragraph-properties>
      <style:text-properties fo:color="#000000" fo:font-size="13.5pt" style:font-size-asian="13.5pt"/>
    </style:style>
    <style:style style:name="P19" style:parent-style-name="Textbody" style:family="paragraph">
      <style:paragraph-properties fo:widows="2" fo:orphans="2" fo:margin-bottom="0in" style:line-height-at-least="0.2916in" fo:margin-left="0in">
        <style:tab-stops/>
      </style:paragraph-properties>
      <style:text-properties fo:color="#000000" fo:font-size="13.5pt" style:font-size-asian="13.5pt"/>
    </style:style>
    <style:style style:name="P20" style:parent-style-name="Textbody" style:family="paragraph">
      <style:paragraph-properties fo:widows="2" fo:orphans="2" fo:margin-bottom="0in" style:line-height-at-least="0.2916in" fo:margin-left="0in">
        <style:tab-stops/>
      </style:paragraph-properties>
      <style:text-properties fo:color="#000000" fo:font-size="13.5pt" style:font-size-asian="13.5pt"/>
    </style:style>
    <style:style style:name="P21" style:parent-style-name="Textbody" style:family="paragraph">
      <style:paragraph-properties fo:widows="2" fo:orphans="2" fo:margin-bottom="0in" style:line-height-at-least="0.2916in"/>
      <style:text-properties style:font-name="AdihausDIN-Regular, sans-serif" fo:color="#000000" fo:font-size="13.5pt" style:font-size-asian="13.5pt"/>
    </style:style>
    <style:style style:name="P22" style:parent-style-name="Textbody" style:family="paragraph">
      <style:paragraph-properties fo:widows="2" fo:orphans="2" fo:margin-bottom="0in" style:line-height-at-least="0.2916in"/>
      <style:text-properties style:font-name="AdihausDIN-Regular, sans-serif" fo:color="#000000" fo:font-size="13.5pt" style:font-size-asian="13.5pt"/>
    </style:style>
    <style:style style:name="P23" style:parent-style-name="Textbody" style:family="paragraph">
      <style:paragraph-properties fo:widows="2" fo:orphans="2" fo:margin-bottom="0in" style:line-height-at-least="0.2916in"/>
      <style:text-properties style:font-name="AdihausDIN-Regular, sans-serif" fo:color="#000000" fo:font-size="13.5pt" style:font-size-asian="13.5pt"/>
    </style:style>
    <style:style style:name="P24" style:parent-style-name="Textbody" style:family="paragraph">
      <style:paragraph-properties fo:widows="2" fo:orphans="2" fo:margin-bottom="0in" style:line-height-at-least="0.2916in"/>
      <style:text-properties style:font-name="AdihausDIN-Regular, sans-serif" fo:color="#000000" fo:font-size="13.5pt" style:font-size-asian="13.5pt"/>
    </style:style>
    <style:style style:name="P25" style:parent-style-name="Überschrift3" style:family="paragraph">
      <style:paragraph-properties fo:widows="2" fo:orphans="2" fo:margin-top="0in" fo:margin-bottom="0in" style:line-height-at-least="0.2916in"/>
    </style:style>
    <style:style style:name="T26" style:parent-style-name="Absatz-Standardschriftart" style:family="text">
      <style:text-properties fo:color="#000000" fo:font-size="16pt" style:font-size-asian="16pt" style:font-size-complex="16pt"/>
    </style:style>
    <style:style style:name="P27" style:parent-style-name="Überschrift3" style:family="paragraph">
      <style:paragraph-properties fo:widows="2" fo:orphans="2" fo:margin-top="0in" fo:margin-bottom="0in" style:line-height-at-least="0.2916in"/>
      <style:text-properties fo:font-weight="normal" style:font-weight-asian="normal" style:font-weight-complex="normal" fo:color="#000000" fo:font-size="16pt" style:font-size-asian="16pt" style:font-size-complex="16pt"/>
    </style:style>
    <style:style style:name="P28"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29"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30"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31"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32"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33"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34"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35" style:parent-style-name="Textbody" style:family="paragraph">
      <style:paragraph-properties fo:widows="2" fo:orphans="2" fo:margin-bottom="0in" style:line-height-at-least="0.2916in" fo:margin-left="0in">
        <style:tab-stops/>
      </style:paragraph-properties>
      <style:text-properties fo:color="#000000" fo:font-size="16pt" style:font-size-asian="16pt" style:font-size-complex="16pt"/>
    </style:style>
    <style:style style:name="P36" style:parent-style-name="Überschrift3" style:family="paragraph">
      <style:paragraph-properties fo:widows="2" fo:orphans="2" fo:margin-top="0in" fo:margin-bottom="0in" fo:line-height="130%"/>
      <style:text-properties fo:color="#000000" fo:font-size="16pt" style:font-size-asian="16pt" style:font-size-complex="16pt"/>
    </style:style>
    <style:style style:name="P37" style:parent-style-name="Überschrift3" style:family="paragraph">
      <style:paragraph-properties fo:widows="2" fo:orphans="2" fo:margin-top="0in" fo:margin-bottom="0in" fo:line-height="130%"/>
    </style:style>
    <style:style style:name="T38" style:parent-style-name="Absatz-Standardschriftart" style:family="text">
      <style:text-properties fo:font-weight="normal" style:font-weight-asian="normal" style:font-weight-complex="normal" fo:color="#000000" fo:font-size="16pt" style:font-size-asian="16pt" style:font-size-complex="16pt"/>
    </style:style>
    <style:style style:name="T39" style:parent-style-name="Absatz-Standardschriftart" style:family="text">
      <style:text-properties fo:font-weight="normal" style:font-weight-asian="normal" style:font-weight-complex="normal" fo:color="#000000" fo:font-size="16pt" style:font-size-asian="16pt" style:font-size-complex="16pt"/>
    </style:style>
    <style:style style:name="T40" style:parent-style-name="Absatz-Standardschriftart" style:family="text">
      <style:text-properties fo:font-weight="normal" style:font-weight-asian="normal" style:font-weight-complex="normal" fo:color="#000000" fo:font-size="16pt" style:font-size-asian="16pt" style:font-size-complex="16pt"/>
    </style:style>
    <style:style style:name="T41" style:parent-style-name="Absatz-Standardschriftart" style:family="text">
      <style:text-properties fo:font-weight="normal" style:font-weight-asian="normal" style:font-weight-complex="normal" fo:color="#000000" fo:font-size="16pt" style:font-size-asian="16pt" style:font-size-complex="16pt"/>
    </style:style>
    <style:style style:name="T42" style:parent-style-name="Absatz-Standardschriftart" style:family="text">
      <style:text-properties fo:font-weight="normal" style:font-weight-asian="normal" style:font-weight-complex="normal" fo:color="#000000" fo:font-size="16pt" style:font-size-asian="16pt" style:font-size-complex="16pt"/>
    </style:style>
    <style:style style:name="T43" style:parent-style-name="Absatz-Standardschriftart" style:family="text">
      <style:text-properties fo:font-weight="normal" style:font-weight-asian="normal" style:font-weight-complex="normal" fo:color="#000000" fo:font-size="16pt" style:font-size-asian="16pt" style:font-size-complex="16pt"/>
    </style:style>
    <style:style style:name="P44" style:parent-style-name="Textbody" style:family="paragraph">
      <style:paragraph-properties fo:widows="2" fo:orphans="2" fo:margin-bottom="0in" style:line-height-at-least="0.2916in"/>
      <style:text-properties fo:color="#000000" fo:font-size="16pt" style:font-size-asian="16pt" style:font-size-complex="16pt"/>
    </style:style>
    <style:style style:name="P45" style:parent-style-name="Textbody" style:family="paragraph">
      <style:paragraph-properties fo:widows="2" fo:orphans="2" fo:margin-bottom="0in" style:line-height-at-least="0.2916in"/>
      <style:text-properties fo:color="#000000" fo:font-size="13.5pt" style:font-size-asian="13.5pt"/>
    </style:style>
    <style:style style:name="P46" style:parent-style-name="Textbody" style:family="paragraph">
      <style:text-properties fo:color="#000000" fo:font-size="16pt" style:font-size-asian="16pt" style:font-size-complex="16pt" style:text-underline-type="single" style:text-underline-style="solid" style:text-underline-width="auto" style:text-underline-mode="continuous"/>
    </style:style>
  </office:automatic-styles>
  <office:body>
    <office:text text:use-soft-page-breaks="true">
      <text:h text:style-name="P1" text:outline-level="3">Smoothie</text:h>
      <text:h text:style-name="P2" text:outline-level="3">ZUTATEN FÜR EINE PORTION:</text:h>
      <text:list text:style-name="LFO1" text:continue-numbering="true">
        <text:list-item>
          <text:p text:style-name="P3">150 ml Mandelmilch (ungesüßt)</text:p>
        </text:list-item>
        <text:list-item>
          <text:p text:style-name="P4">150 g griechischer Joghurt</text:p>
        </text:list-item>
        <text:list-item>
          <text:p text:style-name="P5">100 g Himbeeren (frisch oder gefroren)</text:p>
        </text:list-item>
        <text:list-item>
          <text:p text:style-name="P6">1 EL Mandelmus</text:p>
        </text:list-item>
        <text:list-item>
          <text:p text:style-name="P7">2 TL Chiasamen</text:p>
        </text:list-item>
      </text:list>
      <text:p text:style-name="P8"/>
      <text:p text:style-name="P9">Dieses Rezept ist sehr einfach doch so lecker und<text:s/>gesund! Mixe alle<text:s/>Zutaten zusammen bis ein Smoothie entsteht. Schon hast du eine fruchtige Erfrischung für zwischendurch.</text:p>
      <text:p text:style-name="P10"/>
      <text:h text:style-name="P11" text:outline-level="2">ZITRONEN-KOKOS-POWER-BITES:</text:h>
      <text:h text:style-name="Überschrift3" text:outline-level="3"><text:span text:style-name="T12">ZUTATEN FÜR 12 STÜCK</text:span><text:span text:style-name="T13">:</text:span></text:h>
      <text:list text:style-name="LFO2" text:continue-numbering="true">
        <text:list-item>
          <text:p text:style-name="P14">70 g Mandeln</text:p>
        </text:list-item>
        <text:list-item>
          <text:p text:style-name="P15">70 g Cashewkerne</text:p>
        </text:list-item>
        <text:list-item>
          <text:p text:style-name="P16">10 Datteln (entkernt)</text:p>
        </text:list-item>
        <text:list-item>
          <text:p text:style-name="P17">40 g Kokosflocken</text:p>
        </text:list-item>
        <text:list-item>
          <text:p text:style-name="P18">45 g Haferflocken</text:p>
        </text:list-item>
        <text:list-item>
          <text:p text:style-name="P19">1 EL<text:s/>Kokosöl (geschmolzen)</text:p>
        </text:list-item>
        <text:list-item>
          <text:p text:style-name="P20">Saft und Schale von 1 Zitrone</text:p>
        </text:list-item>
      </text:list>
      <text:p text:style-name="P21"/>
      <text:p text:style-name="P22">Als Erstes gibst du weiche Mandeln, Cashewkerne und Datteln getrennt voneinander 15 Minuten in Wasser ein. Schneide die Datteln anschließend in grobe Stücke.<text:s/>Danach<text:s/>gibst du Nüsse, Datteln, Haferflocken<text:s/>und ¾ der Kokosflocken in eine Küchenmaschine und mixt die Zutaten, bis eine einheitliche Masse entsteht. Jetzt fügst du Kokosöl, Zitronensaft und -schale zum Schluss hinzu und mischt noch einmal alles durch. Forme den Teig mit feuchten Händen zu kleinen<text:s/>Bällchen und roll diese dann in die restlichen Kokosflocken. Deine Zitronen-Kokos-Power-Bites lagerst du am besten in einem Behälter im Kühlschrank– so halten sie einige Tage und kannst sie jederzeit genießen.</text:p>
      <text:p text:style-name="P23"/>
      <text:p text:style-name="P24"/>
      <text:soft-page-break/>
      <text:h text:style-name="P25" text:outline-level="3"><text:span text:style-name="T26">ZUTATEN FÜR EINE SCHÜSSEL:</text:span></text:h>
      <text:h text:style-name="P27" text:outline-level="3"><text:s/>(3<text:s/>PORTIONEN)</text:h>
      <text:list text:style-name="LFO3" text:continue-numbering="true">
        <text:list-item>
          <text:p text:style-name="P28">1 Dose Kichererbsen (ca. 265 g)</text:p>
        </text:list-item>
        <text:list-item>
          <text:p text:style-name="P29">1 Avocado</text:p>
        </text:list-item>
        <text:list-item>
          <text:p text:style-name="P30">3 EL Olivenöl</text:p>
        </text:list-item>
        <text:list-item>
          <text:p text:style-name="P31">1 EL Tahin (Sesammus)</text:p>
        </text:list-item>
        <text:list-item>
          <text:p text:style-name="P32">Saft von ½ Limette</text:p>
        </text:list-item>
        <text:list-item>
          <text:p text:style-name="P33">1 Knoblauchzehe</text:p>
        </text:list-item>
        <text:list-item>
          <text:p text:style-name="P34">Kümmel, Salz, Pfeffer (nach Belieben)</text:p>
        </text:list-item>
        <text:list-item>
          <text:p text:style-name="P35">Gemüse nach Wahl</text:p>
        </text:list-item>
      </text:list>
      <text:h text:style-name="P36" text:outline-level="3">ZUBEREITUNG:</text:h>
      <text:h text:style-name="P37" text:outline-level="3"><text:span text:style-name="T38">Als Erstes gibst du die Kichererbsen in ein Sieb, wäscht sie kur</text:span><text:span text:style-name="T39">z mit Wasser ab und lässt die Erbsen abtropfen. Vermixe die Hülsenfrüchte zusammen mit dem Olivenöl, Tahin, Limettensaft und Knoblauch in einer Küchenmaschine. Du mixt so lange, bis eine feine Creme entsteht. Danach gibst du die Avocado und die Gewürze daz</text:span><text:span text:style-name="T40">u. Vermixe den Avocado-Hummus. Falls dir die Creme zu fest ist, gib noch etwas mehr Olivenöl oder Limettensaft hinzu. Nun schneidest du etwas Gemüse (Gurke, Paprika, Karotten,<text:s/></text:span><text:span text:style-name="T41">Sellerie,<text:s/></text:span><text:span text:style-name="T42">…</text:span><text:span text:style-name="T43">) klein – schon ist dein Nachmittagssnack fertig!</text:span></text:h>
      <text:p text:style-name="P44"/>
      <text:p text:style-name="P45"/>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AdihausDIN-Regular, sans-serif" svg:font-family="AdihausDIN-Regular,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color="#808080"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stocker</dc:creator>
    <meta:creation-date>2018-03-01T13:47:00Z</meta:creation-date>
    <dc:date>2019-11-19T17:26:00Z</dc:date>
    <meta:template xlink:href="Normal" xlink:type="simple"/>
    <meta:editing-cycles>6</meta:editing-cycles>
    <meta:editing-duration>PT0S</meta:editing-duration>
    <meta:document-statistic meta:page-count="2" meta:paragraph-count="3" meta:word-count="271" meta:character-count="1981" meta:row-count="14" meta:non-whitespace-character-count="1713"/>
  </office:meta>
</office:document-meta>
</file>